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orphans="2" fo:widows="2"/>
      <style:text-properties fo:font-variant="normal" fo:text-transform="none" fo:color="#000000" style:font-name="Roboto" fo:font-size="10.5pt" fo:letter-spacing="normal" fo:font-style="normal" fo:font-weight="normal" officeooo:rsid="000b9d83" officeooo:paragraph-rsid="001722ab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Roboto" fo:font-size="10.5pt" fo:letter-spacing="normal" fo:font-style="normal" fo:font-weight="normal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Roboto" fo:font-size="10.5pt" fo:letter-spacing="normal" fo:font-style="normal" fo:font-weight="normal" officeooo:paragraph-rsid="001722ab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c9211e" style:font-name="Roboto" fo:font-size="10.5pt" fo:letter-spacing="normal" fo:font-style="normal" fo:font-weight="normal"/>
    </style:style>
    <style:style style:name="P5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Roboto" fo:font-size="11pt" fo:letter-spacing="normal" fo:font-style="normal" fo:font-weight="normal" officeooo:rsid="001722ab" officeooo:paragraph-rsid="001722ab"/>
    </style:style>
    <style:style style:name="P6" style:family="paragraph" style:parent-style-name="Text_20_body">
      <loext:graphic-properties draw:fill="none" draw:fill-color="#ffffff"/>
      <style:paragraph-properties fo:margin-top="0cm" fo:margin-bottom="0cm" loext:contextual-spacing="false" fo:line-height="165%" fo:orphans="2" fo:widows="2" fo:background-color="transparent" style:writing-mode="lr-tb"/>
      <style:text-properties fo:font-variant="normal" fo:text-transform="none" fo:color="#000000" style:font-name="Roboto" fo:font-size="11pt" fo:letter-spacing="normal" fo:font-style="normal" fo:font-weight="normal" fo:background-color="transparent"/>
    </style:style>
    <style:style style:name="P7" style:family="paragraph" style:parent-style-name="Text_20_body">
      <loext:graphic-properties draw:fill="none" draw:fill-color="#ffffff"/>
      <style:paragraph-properties fo:margin-top="0cm" fo:margin-bottom="0cm" loext:contextual-spacing="false" fo:line-height="165%" fo:orphans="2" fo:widows="2" fo:background-color="transparent" style:writing-mode="lr-tb"/>
      <style:text-properties fo:font-variant="normal" fo:text-transform="none" fo:color="#000000" style:font-name="Roboto" fo:font-size="11pt" fo:letter-spacing="normal" fo:font-style="normal" fo:font-weight="normal" officeooo:rsid="00199312" officeooo:paragraph-rsid="00199312" fo:background-color="transparent"/>
    </style:style>
    <style:style style:name="P8" style:family="paragraph" style:parent-style-name="Standard" style:list-style-name="L1">
      <style:paragraph-properties fo:text-align="justify" style:justify-single-word="false" fo:orphans="2" fo:widows="2"/>
      <style:text-properties fo:font-variant="normal" fo:text-transform="none" fo:color="#000000" style:font-name="Roboto" fo:font-size="10.5pt" fo:letter-spacing="normal" fo:font-style="normal" fo:font-weight="normal" officeooo:rsid="001722ab" officeooo:paragraph-rsid="001722ab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text-align="justify" style:justify-single-word="false" fo:orphans="2" fo:widows="2"/>
      <style:text-properties fo:font-variant="normal" fo:text-transform="none" fo:color="#000000" style:font-name="Roboto" fo:font-size="10.5pt" fo:letter-spacing="normal" fo:font-style="normal" fo:font-weight="normal" officeooo:rsid="001722ab" officeooo:paragraph-rsid="001722ab" style:font-size-asian="10.5pt" style:font-weight-asian="normal" style:font-size-complex="10.5pt" style:font-weight-complex="normal"/>
    </style:style>
    <style:style style:name="P10" style:family="paragraph" style:parent-style-name="Standard" style:list-style-name="L1">
      <style:text-properties fo:font-variant="normal" fo:text-transform="none" fo:color="#000000" style:font-name="Roboto" fo:font-size="10.5pt" fo:letter-spacing="normal" fo:font-style="normal" fo:font-weight="normal" officeooo:rsid="001722ab" officeooo:paragraph-rsid="001722ab" style:font-size-asian="10.5pt" style:font-weight-asian="normal" style:font-size-complex="10.5pt" style:font-weight-complex="normal"/>
    </style:style>
    <style:style style:name="P11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c9211e" style:font-name="Roboto" fo:font-size="11pt" fo:letter-spacing="normal" fo:font-style="normal" fo:font-weight="normal" officeooo:rsid="001722ab" officeooo:paragraph-rsid="001722ab" fo:background-color="transparent" style:font-size-asian="10.5pt" style:font-weight-asian="normal" style:font-size-complex="10.5pt" style:font-weight-complex="normal"/>
    </style:style>
    <style:style style:name="P12" style:family="paragraph" style:parent-style-name="Text_20_body" style:list-style-name="L2">
      <style:paragraph-properties fo:text-align="justify" style:justify-single-word="false" fo:orphans="2" fo:widows="2"/>
      <style:text-properties fo:font-variant="normal" fo:text-transform="none" fo:color="#c9211e" style:font-name="Roboto" fo:font-size="11pt" fo:letter-spacing="normal" fo:font-style="normal" fo:font-weight="normal" officeooo:rsid="001722ab" officeooo:paragraph-rsid="001722ab" fo:background-color="transparent" style:font-size-asian="10.5pt" style:font-weight-asian="normal" style:font-size-complex="10.5pt" style:font-weight-complex="normal"/>
    </style:style>
    <style:style style:name="P13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Roboto" fo:font-size="11pt" fo:letter-spacing="normal" fo:font-style="normal" fo:font-weight="normal" officeooo:rsid="001722ab" officeooo:paragraph-rsid="001722ab" fo:background-color="transparent" style:font-size-asian="10.5pt" style:font-weight-asian="normal" style:font-size-complex="10.5pt" style:font-weight-complex="normal"/>
    </style:style>
    <style:style style:name="P14" style:family="paragraph" style:parent-style-name="Text_20_body" style:list-style-name="L2">
      <style:paragraph-properties fo:text-align="justify" style:justify-single-word="false" fo:orphans="2" fo:widows="2"/>
      <style:text-properties fo:font-variant="normal" fo:text-transform="none" fo:color="#000000" style:font-name="Roboto" fo:font-size="11pt" fo:letter-spacing="normal" fo:font-style="normal" fo:font-weight="normal" officeooo:rsid="0018c936" officeooo:paragraph-rsid="0018c936" fo:background-color="transparent" style:font-size-asian="10.5pt" style:font-weight-asian="normal" style:font-size-complex="10.5pt" style:font-weight-complex="normal"/>
    </style:style>
    <style:style style:name="P15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65%" fo:orphans="2" fo:widows="2" fo:background-color="transparent" style:writing-mode="lr-tb"/>
      <style:text-properties fo:font-variant="normal" fo:text-transform="none" fo:color="#c9211e" style:font-name="Roboto" fo:font-size="11pt" fo:letter-spacing="normal" fo:font-style="normal" fo:font-weight="normal" fo:background-color="transparent"/>
    </style:style>
    <style:style style:name="P16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65%" fo:orphans="2" fo:widows="2" fo:background-color="transparent" style:writing-mode="lr-tb"/>
      <style:text-properties fo:font-variant="normal" fo:text-transform="none" fo:color="#000000" style:font-name="Roboto" fo:font-size="11pt" fo:letter-spacing="normal" fo:font-style="normal" fo:font-weight="normal" officeooo:rsid="0018c936" officeooo:paragraph-rsid="0018c936" fo:background-color="transparent"/>
    </style:style>
    <style:style style:name="P17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65%" fo:orphans="2" fo:widows="2" fo:background-color="transparent" style:writing-mode="lr-tb"/>
      <style:text-properties fo:font-variant="normal" fo:text-transform="none" fo:color="#000000" style:font-name="Roboto" fo:font-size="11pt" fo:letter-spacing="normal" fo:font-style="normal" fo:font-weight="normal" fo:background-color="transparent"/>
    </style:style>
    <style:style style:name="P18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65%" fo:orphans="2" fo:widows="2" fo:background-color="transparent" style:writing-mode="lr-tb"/>
      <style:text-properties fo:font-variant="normal" fo:text-transform="none" fo:color="#000000" style:font-name="Roboto" fo:font-size="11pt" fo:letter-spacing="normal" fo:font-style="normal" fo:font-weight="normal" officeooo:paragraph-rsid="0019f506" fo:background-color="transparent"/>
    </style:style>
    <style:style style:name="P19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65%" fo:orphans="2" fo:widows="2" fo:background-color="transparent" style:writing-mode="lr-tb"/>
      <style:text-properties fo:font-variant="normal" fo:text-transform="none" fo:color="#000000" style:font-name="Roboto" fo:font-size="11pt" fo:letter-spacing="normal" fo:font-style="normal" fo:font-weight="normal" officeooo:rsid="00199312" officeooo:paragraph-rsid="00199312" fo:background-color="transparent"/>
    </style:style>
    <style:style style:name="P20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65%" fo:orphans="2" fo:widows="2" fo:background-color="transparent" style:writing-mode="lr-tb"/>
      <style:text-properties fo:font-variant="normal" fo:text-transform="none" fo:color="#000000" style:font-name="Roboto" fo:font-size="11pt" fo:letter-spacing="normal" fo:font-style="normal" fo:font-weight="normal" officeooo:rsid="0019f506" officeooo:paragraph-rsid="0019f506" fo:background-color="transparent"/>
    </style:style>
    <style:style style:name="P21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65%" fo:orphans="2" fo:widows="2" fo:background-color="transparent" style:writing-mode="lr-tb"/>
      <style:text-properties fo:font-variant="normal" fo:text-transform="none" fo:color="#000000" style:font-name="Roboto" fo:font-size="11pt" fo:letter-spacing="normal" fo:font-style="normal" fo:font-weight="normal" officeooo:rsid="001d9e9c" officeooo:paragraph-rsid="001d9e9c" fo:background-color="transparent"/>
    </style:style>
    <style:style style:name="P22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65%" fo:orphans="2" fo:widows="2" fo:background-color="transparent" style:writing-mode="lr-tb"/>
      <style:text-properties fo:font-variant="normal" fo:text-transform="none" fo:color="#000000" style:font-name="Roboto" fo:font-size="11pt" fo:letter-spacing="normal" fo:font-style="normal" fo:font-weight="normal" officeooo:rsid="001ef5e0" officeooo:paragraph-rsid="001ef5e0" fo:background-color="transparent"/>
    </style:style>
    <style:style style:name="P23" style:family="paragraph" style:parent-style-name="Text_20_body" style:list-style-name="L2">
      <style:paragraph-properties fo:orphans="2" fo:widows="2" style:writing-mode="lr-tb"/>
      <style:text-properties fo:font-variant="normal" fo:text-transform="none" fo:color="#c9211e" style:font-name="Roboto" fo:font-size="11pt" fo:letter-spacing="normal" fo:font-style="normal" fo:font-weight="normal" fo:background-color="transparent"/>
    </style:style>
    <style:style style:name="P24" style:family="paragraph" style:parent-style-name="Text_20_body" style:list-style-name="L2">
      <style:paragraph-properties fo:orphans="2" fo:widows="2" style:writing-mode="lr-tb"/>
      <style:text-properties fo:font-variant="normal" fo:text-transform="none" fo:color="#000000" style:font-name="Roboto" fo:font-size="11pt" fo:letter-spacing="normal" fo:font-style="normal" fo:font-weight="normal" officeooo:rsid="0019f506" officeooo:paragraph-rsid="0019f506" fo:background-color="transparent"/>
    </style:style>
    <style:style style:name="T1" style:family="text">
      <style:text-properties officeooo:rsid="001722ab"/>
    </style:style>
    <style:style style:name="T2" style:family="text">
      <style:text-properties officeooo:rsid="001722ab" style:font-size-asian="10.5pt" style:font-weight-asian="normal" style:font-size-complex="10.5pt" style:font-weight-complex="normal"/>
    </style:style>
    <style:style style:name="T3" style:family="text">
      <style:text-properties fo:background-color="transparent" loext:char-shading-value="0" style:font-size-asian="10.5pt" style:font-weight-asian="normal" style:font-size-complex="10.5pt" style:font-weight-complex="normal"/>
    </style:style>
    <style:style style:name="T4" style:family="text">
      <style:text-properties officeooo:rsid="0019f506"/>
    </style:style>
    <style:style style:name="T5" style:family="text">
      <style:text-properties officeooo:rsid="001a2e3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What changes did you observe in the current directory after initializing local repo?</text:p>
      <text:p text:style-name="P2"/>
      <text:p text:style-name="P3">.<text:span text:style-name="T1">git directory is created which consists of :-</text:span></text:p>
      <text:list xml:id="list826794274" text:style-name="L1">
        <text:list-item>
          <text:p text:style-name="P8">Object directory stores all the content for your database,</text:p>
        </text:list-item>
        <text:list-item>
          <text:p text:style-name="P10"><text:s/>refs stores pointers into commit objects in that data (branches, tags, remotes and more), </text:p>
        </text:list-item>
        <text:list-item>
          <text:p text:style-name="P10">HEAD points to the branch you currently have checked out, </text:p>
        </text:list-item>
        <text:list-item>
          <text:p text:style-name="P8">index is where Git stores your staging area information.</text:p>
        </text:list-item>
      </text:list>
      <text:p text:style-name="P9"/>
      <text:p text:style-name="P9"/>
      <text:p text:style-name="P9"/>
      <text:p text:style-name="P11">Point remote of your local git repo to the newly created repo on GitHub</text:p>
      <text:p text:style-name="P9"/>
      <text:p text:style-name="P1"><text:span text:style-name="T2">git remote add origin </text:span><text:a xlink:type="simple" xlink:href="https://github.com/deqcjain/i-am-a-git-noob.git" text:style-name="Internet_20_link" text:visited-style-name="Visited_20_Internet_20_Link"><text:span text:style-name="T2">https://github.com/deqcjain/i-am-a-git-noob.git</text:span></text:a></text:p>
      <text:p text:style-name="P9"/>
      <text:p text:style-name="P9"/>
      <text:p text:style-name="P11">Print current git configs on terminal</text:p>
      <text:p text:style-name="P13">git config --list –show-origin</text:p>
      <text:p text:style-name="P13"/>
      <text:p text:style-name="P11">Update git config with your name and email address (only for current repository)</text:p>
      <text:p text:style-name="P13">git config user.name "chahat"</text:p>
      <text:p text:style-name="P5"><text:span text:style-name="T3">git config user.email "</text:span><text:a xlink:type="simple" xlink:href="mailto:cjain@deqode.com" text:style-name="Internet_20_link" text:visited-style-name="Visited_20_Internet_20_Link"><text:span text:style-name="T3">cjain@deqode.com</text:span></text:a><text:span text:style-name="T3">"</text:span></text:p>
      <text:p text:style-name="P13"/>
      <text:p text:style-name="P13"/>
      <text:list xml:id="list780686358" text:style-name="L2">
        <text:list-item>
          <text:p text:style-name="P12">Create a file named "test1.txt"</text:p>
          <text:p text:style-name="P14">touch test1.txt</text:p>
        </text:list-item>
        <text:list-item>
          <text:p text:style-name="P15">Added line with text "first line in file" in "test1.txt".</text:p>
          <text:p text:style-name="P16">echo “first line in file” &gt; test1.txt</text:p>
        </text:list-item>
        <text:list-item>
          <text:p text:style-name="P15">Push this file to your GitHub repo.</text:p>
          <text:p text:style-name="P16">Git add test1.txt</text:p>
          <text:p text:style-name="P16">git status</text:p>
          <text:p text:style-name="P16">git commit -m “initial commit”</text:p>
          <text:p text:style-name="P16">git push origin master</text:p>
        </text:list-item>
        <text:list-item>
          <text:p text:style-name="P15">Append line with text "second line in file" in "test1.txt".</text:p>
          <text:p text:style-name="P17">cat &gt;&gt;test1.txt </text:p>
          <text:p text:style-name="P17">second in line</text:p>
        </text:list-item>
        <text:list-item>
          <text:p text:style-name="P15">Add file to the staging area.</text:p>
          <text:p text:style-name="P16">git status</text:p>
          <text:p text:style-name="P16">git add test1.txt</text:p>
          <text:p text:style-name="P16">git status</text:p>
          <text:p text:style-name="P16"><text:soft-page-break/></text:p>
        </text:list-item>
        <text:list-item>
          <text:p text:style-name="P15">Check the status of the file in all staging area</text:p>
          <text:p text:style-name="P19">git status</text:p>
        </text:list-item>
        <text:list-item>
          <text:p text:style-name="P15">Append line with text "Third line in file" in "test1.txt". (Note status of files across different areas).</text:p>
          <text:p text:style-name="P19">cat &gt;&gt; test1.txt </text:p>
          <text:p text:style-name="P19">third line in file</text:p>
          <text:p text:style-name="P19">git status</text:p>
          <text:p text:style-name="P19">git status</text:p>
        </text:list-item>
      </text:list>
      <text:p text:style-name="P7"><text:tab/>On branch master</text:p>
      <text:p text:style-name="P7"><text:tab/>Changes to be committed:</text:p>
      <text:p text:style-name="P7"><text:s text:c="2"/><text:tab/>(use "git restore --staged &lt;file&gt;..." to unstage)</text:p>
      <text:p text:style-name="P7"><text:tab/><text:tab/>modified: <text:s text:c="2"/>test1.txt</text:p>
      <text:p text:style-name="P7"/>
      <text:p text:style-name="P7"><text:tab/>Changes not staged for commit:</text:p>
      <text:p text:style-name="P7"><text:tab/> <text:s/>(use "git add &lt;file&gt;..." to update what will be committed)</text:p>
      <text:p text:style-name="P7"><text:s/><text:tab/> (use "git restore &lt;file&gt;..." to discard changes in working directory)</text:p>
      <text:p text:style-name="P7"><text:tab/><text:tab/>modified: <text:s text:c="2"/>test1.txt</text:p>
      <text:list xml:id="list193531244531804" text:continue-numbering="true" text:style-name="L2">
        <text:list-item>
          <text:p text:style-name="P15">Remove "test1.txt" from the staging area.</text:p>
          <text:p text:style-name="P17">git <text:span text:style-name="T5">reset HEAD</text:span> test1.txt</text:p>
        </text:list-item>
        <text:list-item>
          <text:p text:style-name="P15">Create commit with message "My First Commit"</text:p>
          <text:p text:style-name="P20">git commit -a -m "My First Commit"</text:p>
        </text:list-item>
        <text:list-item>
          <text:p text:style-name="P15">Push commit to the remote repo </text:p>
          <text:p text:style-name="P17">git push origin master</text:p>
        </text:list-item>
        <text:list-item>
          <text:p text:style-name="P23">NOTE: checklist commits pushed to the remote</text:p>
          <text:p text:style-name="P24">git log --stat</text:p>
        </text:list-item>
        <text:list-item>
          <text:p text:style-name="P15">Update message of last commit "My First Commit" to "My Second Commit" (without creating a new commit)</text:p>
          <text:p text:style-name="P18">git commit --amend <text:s/>“<text:span text:style-name="T4">My Second Commit”</text:span></text:p>
        </text:list-item>
        <text:list-item>
          <text:p text:style-name="P15">Push commit with the updated message to the remote repo</text:p>
          <text:p text:style-name="P17">git pull origin master</text:p>
          <text:p text:style-name="P17">git push origin -u <text:s/>master</text:p>
        </text:list-item>
      </text:list>
      <text:p text:style-name="P6"/>
      <text:p text:style-name="P6"/>
      <text:list xml:id="list193530316715347" text:continue-numbering="true" text:style-name="L2">
        <text:list-item>
          <text:p text:style-name="P15"><text:soft-page-break/>Check the difference between the last and second last commits.</text:p>
          <text:p text:style-name="P17">git log -p -2</text:p>
        </text:list-item>
        <text:list-item>
          <text:p text:style-name="P15">Revert the last commit and check the updated commit logs history</text:p>
        </text:list-item>
        <text:list-item>
          <text:p text:style-name="P15">Append the line with text "Fourth line in file" in "test1.txt" and commit it.</text:p>
          <text:p text:style-name="P17">cat &gt;&gt; test1.txt </text:p>
          <text:p text:style-name="P17">Fourth line in file</text:p>
          <text:p text:style-name="P17">git status</text:p>
          <text:p text:style-name="P17">git commit -a -m "Fourth line added"</text:p>
        </text:list-item>
        <text:list-item>
          <text:p text:style-name="P15">Update the last commit such that the "test1.txt"  also contains "Fifth line in file" (without creating a new commit)</text:p>
          <text:p text:style-name="P17">cat &gt;&gt; test1.txt </text:p>
          <text:p text:style-name="P17">Fifth line in file</text:p>
          <text:p text:style-name="P21">git status</text:p>
          <text:p text:style-name="P21">git commit --amend</text:p>
        </text:list-item>
        <text:list-item>
          <text:p text:style-name="P15">Push the updated commits to the remote repository</text:p>
          <text:p text:style-name="P22">git push -f origin master</text:p>
        </text:list-item>
        <text:list-item>
          <text:p text:style-name="P15">Append some content in "test1.txt" file</text:p>
          <text:p text:style-name="P22">cat &gt;&gt; test1.txt</text:p>
          <text:p text:style-name="P22">random stuff</text:p>
        </text:list-item>
        <text:list-item>
          <text:p text:style-name="P15">Pull all the content from remote repository to local repository</text:p>
          <text:p text:style-name="P22">git pull origin master</text:p>
        </text:list-item>
        <text:list-item>
          <text:p text:style-name="P15">Clone the remote repository to some other directory in your local system.</text:p>
          <text:p text:style-name="P17">git clone https://github.com/deqcjain/i-am-a-git-noob.git</text:p>
          <text:p text:style-name="P1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1T18:13:20.147909672</meta:creation-date>
    <dc:date>2023-03-01T19:35:29.368707755</dc:date>
    <meta:editing-duration>PT25M3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81" meta:word-count="563" meta:character-count="3073" meta:non-whitespace-character-count="2627"/>
  </office:meta>
</office:document-meta>
</file>